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9417in" style:rel-column-width="2795*"/>
    </style:style>
    <style:style style:name="Table1.B" style:family="table-column">
      <style:table-column-properties style:column-width="0.5938in" style:rel-column-width="855*"/>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it" fo:country="IT" officeooo:rsid="008972dc" officeooo:paragraph-rsid="0087d842"/>
    </style:style>
    <style:style style:name="P2" style:family="paragraph" style:parent-style-name="Text_20_body">
      <style:text-properties officeooo:rsid="00ba5af0" officeooo:paragraph-rsid="00ba5af0"/>
    </style:style>
    <style:style style:name="P3" style:family="paragraph" style:parent-style-name="Text_20_body">
      <style:text-properties officeooo:rsid="00c2e942" officeooo:paragraph-rsid="00c2e942"/>
    </style:style>
    <style:style style:name="P4" style:family="paragraph" style:parent-style-name="Heading_20_1">
      <style:paragraph-properties fo:text-align="center" style:justify-single-word="false"/>
      <style:text-properties fo:language="it" fo:country="IT"/>
    </style:style>
    <style:style style:name="P5" style:family="paragraph" style:parent-style-name="Standard">
      <style:text-properties fo:language="it" fo:country="IT"/>
    </style:style>
    <style:style style:name="P6" style:family="paragraph" style:parent-style-name="Standard">
      <loext:graphic-properties draw:fill="none" draw:fill-color="#ffffff"/>
      <style:paragraph-properties fo:text-align="center" style:justify-single-word="false" fo:background-color="transparent"/>
    </style:style>
    <style:style style:name="P7" style:family="paragraph" style:parent-style-name="Standard">
      <loext:graphic-properties draw:fill="none" draw:fill-color="#ffffff"/>
      <style:paragraph-properties fo:text-align="center" style:justify-single-word="false" fo:background-color="transparent"/>
      <style:text-properties fo:background-color="transparent"/>
    </style:style>
    <style:style style:name="P8" style:family="paragraph" style:parent-style-name="Heading_20_2">
      <style:text-properties fo:language="it" fo:country="IT" officeooo:rsid="00b91e78" officeooo:paragraph-rsid="00b91e78"/>
    </style:style>
    <style:style style:name="P9" style:family="paragraph" style:parent-style-name="Tabella">
      <style:paragraph-properties fo:keep-with-next="always"/>
    </style:style>
    <style:style style:name="P10" style:family="paragraph" style:parent-style-name="Table_20_Contents">
      <style:paragraph-properties fo:text-align="center" style:justify-single-word="false"/>
      <style:text-properties officeooo:rsid="0114558b" officeooo:paragraph-rsid="0114558b"/>
    </style:style>
    <style:style style:name="P11" style:family="paragraph" style:parent-style-name="Table_20_Contents">
      <style:paragraph-properties fo:text-align="center" style:justify-single-word="false"/>
    </style:style>
    <style:style style:name="P12" style:family="paragraph" style:parent-style-name="Text_20_body">
      <style:text-properties fo:language="it" fo:country="IT" officeooo:rsid="0104b141" officeooo:paragraph-rsid="0104b141"/>
    </style:style>
    <style:style style:name="P13" style:family="paragraph" style:parent-style-name="Text_20_body">
      <style:text-properties officeooo:paragraph-rsid="01066c0b"/>
    </style:style>
    <style:style style:name="P14" style:family="paragraph" style:parent-style-name="Text_20_body">
      <style:text-properties officeooo:paragraph-rsid="010af135"/>
    </style:style>
    <style:style style:name="P15" style:family="paragraph" style:parent-style-name="Text_20_body">
      <style:text-properties officeooo:paragraph-rsid="010eb3d2"/>
    </style:style>
    <style:style style:name="P16" style:family="paragraph" style:parent-style-name="Text_20_body">
      <style:text-properties officeooo:paragraph-rsid="01138f16"/>
    </style:style>
    <style:style style:name="P17" style:family="paragraph" style:parent-style-name="Text_20_body">
      <style:text-properties officeooo:rsid="0114558b" officeooo:paragraph-rsid="0114558b"/>
    </style:style>
    <style:style style:name="P18" style:family="paragraph" style:parent-style-name="Text_20_body">
      <style:text-properties officeooo:paragraph-rsid="0114558b"/>
    </style:style>
    <style:style style:name="P19" style:family="paragraph" style:parent-style-name="Text_20_body">
      <style:text-properties officeooo:paragraph-rsid="0117b0ed"/>
    </style:style>
    <style:style style:name="P20" style:family="paragraph" style:parent-style-name="Text_20_body">
      <style:text-properties officeooo:rsid="011bec6d" officeooo:paragraph-rsid="011bec6d"/>
    </style:style>
    <style:style style:name="P21" style:family="paragraph" style:parent-style-name="Text_20_body">
      <style:text-properties officeooo:paragraph-rsid="011c0206"/>
    </style:style>
    <style:style style:name="P22" style:family="paragraph" style:parent-style-name="Text_20_body">
      <style:text-properties officeooo:paragraph-rsid="011de92f"/>
    </style:style>
    <style:style style:name="P23" style:family="paragraph" style:parent-style-name="Text_20_body">
      <style:text-properties officeooo:rsid="01214c75" officeooo:paragraph-rsid="01214c75"/>
    </style:style>
    <style:style style:name="T1" style:family="text">
      <style:text-properties officeooo:rsid="00133868"/>
    </style:style>
    <style:style style:name="T2" style:family="text">
      <style:text-properties officeooo:rsid="008ac6bb"/>
    </style:style>
    <style:style style:name="T3" style:family="text">
      <style:text-properties officeooo:rsid="00bdd639"/>
    </style:style>
    <style:style style:name="T4" style:family="text">
      <style:text-properties officeooo:rsid="00e7f002"/>
    </style:style>
    <style:style style:name="T5" style:family="text">
      <style:text-properties fo:background-color="transparent" loext:char-shading-value="0"/>
    </style:style>
    <style:style style:name="T6" style:family="text">
      <style:text-properties officeooo:rsid="00ff40a5" fo:background-color="transparent" loext:char-shading-value="0"/>
    </style:style>
    <style:style style:name="T7" style:family="text">
      <style:text-properties officeooo:rsid="00ea2473"/>
    </style:style>
    <style:style style:name="T8" style:family="text">
      <style:text-properties officeooo:rsid="00ff40a5"/>
    </style:style>
    <style:style style:name="T9" style:family="text">
      <style:text-properties officeooo:rsid="01066c0b"/>
    </style:style>
    <style:style style:name="T10" style:family="text">
      <style:text-properties fo:font-size="8pt" style:font-size-asian="8pt" style:font-size-complex="8pt"/>
    </style:style>
    <style:style style:name="T11" style:family="text">
      <style:text-properties fo:font-size="8pt" officeooo:rsid="00e5ab72" style:font-size-asian="8pt" style:font-size-complex="8pt"/>
    </style:style>
    <style:style style:name="T12" style:family="text">
      <style:text-properties fo:font-size="8pt" officeooo:rsid="00e3912b" style:font-size-asian="8pt" style:font-size-complex="8pt"/>
    </style:style>
    <style:style style:name="T13" style:family="text">
      <style:text-properties fo:font-size="8pt" officeooo:rsid="00c17a00" style:font-size-asian="8pt" style:font-size-complex="8pt"/>
    </style:style>
    <style:style style:name="T14" style:family="text">
      <style:text-properties officeooo:rsid="01074de7"/>
    </style:style>
    <style:style style:name="T15" style:family="text">
      <style:text-properties officeooo:rsid="01092e62"/>
    </style:style>
    <style:style style:name="T16" style:family="text">
      <style:text-properties officeooo:rsid="010af135"/>
    </style:style>
    <style:style style:name="T17" style:family="text">
      <style:text-properties officeooo:rsid="010c5a9b"/>
    </style:style>
    <style:style style:name="T18" style:family="text">
      <style:text-properties officeooo:rsid="010cda7a"/>
    </style:style>
    <style:style style:name="T19" style:family="text">
      <style:text-properties officeooo:rsid="010eb3d2"/>
    </style:style>
    <style:style style:name="T20" style:family="text">
      <style:text-properties officeooo:rsid="010eca2e"/>
    </style:style>
    <style:style style:name="T21" style:family="text">
      <style:text-properties officeooo:rsid="0110343d"/>
    </style:style>
    <style:style style:name="T22" style:family="text">
      <style:text-properties officeooo:rsid="01122b46"/>
    </style:style>
    <style:style style:name="T23" style:family="text">
      <style:text-properties officeooo:rsid="0112d4c7"/>
    </style:style>
    <style:style style:name="T24" style:family="text">
      <style:text-properties officeooo:rsid="01138f16"/>
    </style:style>
    <style:style style:name="T25" style:family="text">
      <style:text-properties officeooo:rsid="0113e425"/>
    </style:style>
    <style:style style:name="T26" style:family="text">
      <style:text-properties officeooo:rsid="0114558b"/>
    </style:style>
    <style:style style:name="T27" style:family="text">
      <style:text-properties fo:font-size="10.5pt" style:font-size-asian="10.5pt" style:font-size-complex="10.5pt"/>
    </style:style>
    <style:style style:name="T28" style:family="text">
      <style:text-properties fo:font-size="10.5pt" officeooo:rsid="0115d8c1" style:font-size-asian="10.5pt" style:font-size-complex="10.5pt"/>
    </style:style>
    <style:style style:name="T29" style:family="text">
      <style:text-properties fo:font-size="10.5pt" officeooo:rsid="0117b0ed" style:font-size-asian="10.5pt" style:font-size-complex="10.5pt"/>
    </style:style>
    <style:style style:name="T30" style:family="text">
      <style:text-properties officeooo:rsid="0117b0ed"/>
    </style:style>
    <style:style style:name="T31" style:family="text">
      <style:text-properties officeooo:rsid="0118c289"/>
    </style:style>
    <style:style style:name="T32" style:family="text">
      <style:text-properties officeooo:rsid="011a03c2"/>
    </style:style>
    <style:style style:name="T33" style:family="text">
      <style:text-properties officeooo:rsid="011ad869"/>
    </style:style>
    <style:style style:name="T34" style:family="text">
      <style:text-properties officeooo:rsid="011bec6d"/>
    </style:style>
    <style:style style:name="T35" style:family="text">
      <style:text-properties officeooo:rsid="011c0206"/>
    </style:style>
    <style:style style:name="T36" style:family="text">
      <style:text-properties officeooo:rsid="011c2a71"/>
    </style:style>
    <style:style style:name="T37" style:family="text">
      <style:text-properties officeooo:rsid="011de92f"/>
    </style:style>
    <style:style style:name="T38" style:family="text">
      <style:text-properties officeooo:rsid="012066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a"/>
      </text:sequence-decls>
      <text:h text:style-name="P4" text:outline-level="1"><text:span text:style-name="T3">Progetto</text:span> di <text:span text:style-name="T1">High Performance Computing 2022/2023</text:span></text:h>
      <text:p text:style-name="P6"><text:span text:style-name="T6">Alessandro</text:span><text:span text:style-name="T5"> </text:span><text:span text:style-name="T6">Sciarrillo</text:span>, matr. <text:span text:style-name="T5">0000970435</text:span></text:p>
      <text:p text:style-name="P7"><text:span text:style-name="T8">12</text:span>/<text:span text:style-name="T8">03</text:span>/20<text:span text:style-name="T7">23</text:span></text:p>
      <text:p text:style-name="P5"/>
      <text:h text:style-name="P8" text:outline-level="2">Introduzione</text:h>
      <text:p text:style-name="P12">In questa realazione viene descritto come sono state ottenute le due versioni parallele del modello SPH sviluppate con le librerie OpenMP ed MPI. </text:p>
      <text:p text:style-name="P12">// <text:span text:style-name="T9">tipi di valutazione su efficienza scalabilità ecc</text:span></text:p>
      <text:h text:style-name="Heading_20_2" text:outline-level="2"><text:span text:style-name="T4">Versione</text:span> OpenMP</text:h>
      <text:p text:style-name="P13"><text:span text:style-name="T9">Per la parallelizzazione a memoria </text:span><text:span text:style-name="T21">condivisa</text:span><text:span text:style-name="T9"> con l’utilizzo di OpenMP </text:span><text:span text:style-name="T14">è stata mantenuta per le particelle la struttura AoS (Array of Structure) della versione seriale poiché sostituirla avrebbe potuto solo peggiorare i tempi di accesso alla memoria. Il motivo risiede nella sequenza degli accessi alle variabili delle particelle nei due metodi </text:span><text:span text:style-name="T15">più corposi:</text:span><text:span text:style-name="T14"> ‘compute_density_pressure’ e ‘compute_forces’ </text:span><text:span text:style-name="T15">dove ad ogni iterazione vengono accedute più variabili di una coppia di particelle. Dato che per le strutture C con varibili dello stesso tipo che occupano uno spazio multiplo di un byte (float in questo caso) il posizionamento in memoria risulta contiguo ed allineato; avere le variabili di ogni particella vicine in memoria può portare a un notevole guadagno in termini di cache hit confronto ad una </text:span><text:span text:style-name="T16">struttura </text:span><text:span text:style-name="T15">SoA (Structure of Arrays). </text:span></text:p>
      <text:p text:style-name="P14"><text:span text:style-name="T16">I metodi </text:span><text:span text:style-name="T14">‘compute_density_pressure’ e ‘compute_forces’ </text:span><text:span text:style-name="T16">presentano uno schema delle dipendenze abbastanza simile; le modalità con cui si sarebbero potututi parallelizzare sono molteplici ma ognuna ha tempi di esecuzione ed utilizzo di memoria estremamente differenti. La soluzione utilizzata è stata di parallelizzare solo il ciclo più esterno </text:span><text:span text:style-name="T19">utilizzando la direttiva ‘omp for’ </text:span><text:span text:style-name="T17">senza cambiare la logica della versione seriale o ristrutturare il codice. Erano state vagliate anche altre opzioni: come quella di utilizzare la clausola ‘reduction’ per il ciclo interno oppure di ristrutturare il codice dei due cicli in modo da poter utilizzare la direttiva ‘collapse’. La versione con la clausola ‘reduction’ </text:span><text:span text:style-name="T18">nonostante riuscisse a parallelizzare il ciclo più interno implicava di non poter poterlo fare con quello più esterno. Ristrutturando il codice si potevano riscivere i due cicli in maniera da utilizzare la direttiva ‘collapse’; tutte le ristrutturazini considerate introducevano però un costo aggiuntivo in termini di memoria </text:span><text:span text:style-name="T19">e quindi di tempi di allocazione e copia </text:span><text:span text:style-name="T18">che </text:span><text:span text:style-name="T19">annullavano i vantaggi derivati dal collasso dei due cicli.</text:span><text:span text:style-name="T18"> </text:span><text:span text:style-name="T17"><text:s text:c="2"/></text:span></text:p>
      <text:p text:style-name="P15"><text:span text:style-name="T19">La scelta sul metodo di parallelizzazione per i metodi ‘integrate’ e ‘avg_velocities’ è stata più diretta data la loro struttura più semplice con un unico ciclo. Nel metodo ‘integrate’ è stato parallelizzato </text:span><text:span text:style-name="T20">con la direttiva ‘omp for’ il principale ciclo che lo costituisce per intero. Per ‘avg_velocities’ la scelta è ricaduta invece sulla direttiva ‘omp for’ accoppiata alla clausola ‘reduction’ dato che il corpo dell’unico ciclo presente era costituito da una singola somma su una variabile risultato.</text:span></text:p>
      <text:h text:style-name="Heading_20_2" text:outline-level="2"/>
      <text:p text:style-name="P23">Speedup</text:p>
      <text:p text:style-name="P23">Strong scaling efficiency</text:p>
      <text:p text:style-name="P23">Weak scaling efficiency</text:p>
      <text:p text:style-name="Text_20_body"/>
      <text:h text:style-name="Heading_20_2" text:outline-level="2"><text:soft-page-break/><text:span text:style-name="T4">Versione</text:span> MPI</text:h>
      <text:p text:style-name="P16"><text:span text:style-name="T21">Nella versione a memoria distribuita che fa uso di MPI la struttura con cui erano memorizzate le particelle nella versione seriale (AoS) è stata modificata per passare alla versione SoA. La scelta è </text:span><text:span text:style-name="T22">dovuta al </text:span><text:span text:style-name="T23">peso in termini di tempo di esecuzione delle operazioni di lettura e scrittura sui buffer richieste dalle funzioni di comunicazione tra i processi. </text:span><text:span text:style-name="T24">Lo scambio di dati tra i processi avviene relativamente spesso ed è interessato prevalentemente da singole proprietà della particella per volta; con ogni propri</text:span><text:span text:style-name="T25">e</text:span><text:span text:style-name="T24">tà memorizzata sul rispettivo array le letture e scritture </text:span><text:span text:style-name="T25">su di essi offrono un <text:s/>guadagno in tempi di accesso grazie alla vicinanza in memoria.</text:span></text:p>
      <text:p text:style-name="P21"><text:span text:style-name="T34">Il lavoro che deve essere eseguito nei quattro metodi viene suddiviso tra i processi </text:span><text:span text:style-name="T35">nel modo più equo possibile; può comunque portare ad avere un numero di particelle assegnate non simmetrico nel caso in cui la divisione tra il numero di particelle e il numero di thread non sia a resto zero.</text:span></text:p>
      <text:p text:style-name="P18"><text:span text:style-name="T26">I quattro metodi principal</text:span><text:span text:style-name="T30">i</text:span><text:span text:style-name="T26"> eseguono le operazioni sui dati descritte dalla tabell</text:span><text:span text:style-name="T30">a</text:span><text:span text:style-name="T26"> </text:span><text:span text:style-name="T30">[1]</text:span><text:span text:style-name="T26"> indicate rispettivamente con le “R” e “W” le operazioni di lettura e scrittura; </text:span><text:span text:style-name="T30">i metodi sono disposti nella tabella dall’alto verso il basso nell’ordine in cui sono rispettivamente chiamati nel codice.</text:span></text:p>
      <text:p text:style-name="P9"><text:span text:style-name="T27">Tabella </text:span><text:span text:style-name="T27"><text:sequence text:ref-name="refTabella0" text:name="Tabella" text:formula="ooow:Tabella+1" style:num-format="1">1</text:sequence></text:span><text:span text:style-name="T27">: Operazioni di lettura e scrittura delle proprità delle particelle da parte dei principali metod</text:span><text:span text:style-name="T28">i</text:span><text:span text:style-name="T27">. <text:s text:c="6"/><text:tab/><text:tab/><text:tab/><text:tab/><text:tab/><text:tab/>(R: </text:span><text:span text:style-name="T29">read </text:span><text:span text:style-name="T27">; W: </text:span><text:span text:style-name="T29">write</text:span><text:span text:style-name="T27">)</text:span></text:p>
      <table:table table:name="Table1" table:style-name="Table1">
        <table:table-column table:style-name="Table1.A"/>
        <table:table-column table:style-name="Table1.B" table:number-columns-repeated="8"/>
        <table:table-row table:style-name="TableLine94064032697456">
          <table:table-cell table:style-name="Table1.A1" office:value-type="string">
            <text:p text:style-name="P11"/>
          </table:table-cell>
          <table:table-cell table:style-name="Table1.A1" office:value-type="string">
            <text:p text:style-name="P10">x</text:p>
          </table:table-cell>
          <table:table-cell table:style-name="Table1.A1" office:value-type="string">
            <text:p text:style-name="P10">y</text:p>
          </table:table-cell>
          <table:table-cell table:style-name="Table1.A1" office:value-type="string">
            <text:p text:style-name="P10">vx</text:p>
          </table:table-cell>
          <table:table-cell table:style-name="Table1.A1" office:value-type="string">
            <text:p text:style-name="P10">vy</text:p>
          </table:table-cell>
          <table:table-cell table:style-name="Table1.A1" office:value-type="string">
            <text:p text:style-name="P10">fx</text:p>
          </table:table-cell>
          <table:table-cell table:style-name="Table1.A1" office:value-type="string">
            <text:p text:style-name="P10">fy</text:p>
          </table:table-cell>
          <table:table-cell table:style-name="Table1.A1" office:value-type="string">
            <text:p text:style-name="P10">rho</text:p>
          </table:table-cell>
          <table:table-cell table:style-name="Table1.I1" office:value-type="string">
            <text:p text:style-name="P10">p</text:p>
          </table:table-cell>
        </table:table-row>
        <table:table-row table:style-name="TableLine94064032697456">
          <table:table-cell table:style-name="Table1.A2" office:value-type="string">
            <text:p text:style-name="P10">compute_density_pressure</text:p>
          </table:table-cell>
          <table:table-cell table:style-name="Table1.A2" office:value-type="string">
            <text:p text:style-name="P10">R</text:p>
          </table:table-cell>
          <table:table-cell table:style-name="Table1.A2" office:value-type="string">
            <text:p text:style-name="P10">R</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0">W</text:p>
          </table:table-cell>
          <table:table-cell table:style-name="Table1.I2" office:value-type="string">
            <text:p text:style-name="P10">W</text:p>
          </table:table-cell>
        </table:table-row>
        <table:table-row table:style-name="TableLine94064032697456">
          <table:table-cell table:style-name="Table1.A2" office:value-type="string">
            <text:p text:style-name="P10">compute_forces</text:p>
          </table:table-cell>
          <table:table-cell table:style-name="Table1.A2" office:value-type="string">
            <text:p text:style-name="P10">R</text:p>
          </table:table-cell>
          <table:table-cell table:style-name="Table1.A2" office:value-type="string">
            <text:p text:style-name="P10">R</text:p>
          </table:table-cell>
          <table:table-cell table:style-name="Table1.A2" office:value-type="string">
            <text:p text:style-name="P10">R</text:p>
          </table:table-cell>
          <table:table-cell table:style-name="Table1.A2" office:value-type="string">
            <text:p text:style-name="P10">R</text:p>
          </table:table-cell>
          <table:table-cell table:style-name="Table1.A2" office:value-type="string">
            <text:p text:style-name="P10">W</text:p>
          </table:table-cell>
          <table:table-cell table:style-name="Table1.A2" office:value-type="string">
            <text:p text:style-name="P10">W</text:p>
          </table:table-cell>
          <table:table-cell table:style-name="Table1.A2" office:value-type="string">
            <text:p text:style-name="P10">R</text:p>
          </table:table-cell>
          <table:table-cell table:style-name="Table1.I2" office:value-type="string">
            <text:p text:style-name="P10">R</text:p>
          </table:table-cell>
        </table:table-row>
        <table:table-row table:style-name="TableLine94064032697456">
          <table:table-cell table:style-name="Table1.A2" office:value-type="string">
            <text:p text:style-name="P10">integrate</text:p>
          </table:table-cell>
          <table:table-cell table:style-name="Table1.A2" office:value-type="string">
            <text:p text:style-name="P10">W</text:p>
          </table:table-cell>
          <table:table-cell table:style-name="Table1.A2" office:value-type="string">
            <text:p text:style-name="P10">W</text:p>
          </table:table-cell>
          <table:table-cell table:style-name="Table1.A2" office:value-type="string">
            <text:p text:style-name="P10">W</text:p>
          </table:table-cell>
          <table:table-cell table:style-name="Table1.A2" office:value-type="string">
            <text:p text:style-name="P10">W</text:p>
          </table:table-cell>
          <table:table-cell table:style-name="Table1.A2" office:value-type="string">
            <text:p text:style-name="P10">R</text:p>
          </table:table-cell>
          <table:table-cell table:style-name="Table1.A2" office:value-type="string">
            <text:p text:style-name="P10">R</text:p>
          </table:table-cell>
          <table:table-cell table:style-name="Table1.A2" office:value-type="string">
            <text:p text:style-name="P10">R</text:p>
          </table:table-cell>
          <table:table-cell table:style-name="Table1.I2" office:value-type="string">
            <text:p text:style-name="P11"/>
          </table:table-cell>
        </table:table-row>
        <table:table-row table:style-name="TableLine94064032697456">
          <table:table-cell table:style-name="Table1.A2" office:value-type="string">
            <text:p text:style-name="P10">avg_velocities</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0">R</text:p>
          </table:table-cell>
          <table:table-cell table:style-name="Table1.A2" office:value-type="string">
            <text:p text:style-name="P10">R</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I2" office:value-type="string">
            <text:p text:style-name="P11"/>
          </table:table-cell>
        </table:table-row>
      </table:table>
      <text:p text:style-name="P17"/>
      <text:p text:style-name="P19"><text:span text:style-name="T30">Si nota </text:span><text:span text:style-name="T31">ch</text:span><text:span text:style-name="T32">e non tutti i metodi utilizzano tutte le proprietà delle particelle. Le operazioni di scrittura in questione non necessitano di una previa lettura, i valori presenti prima dell’operazione vengono sovrascritti direttamente; </text:span><text:span text:style-name="T33">in sostanza</text:span><text:span text:style-name="T32"> solo le proprietà che sono lette da quel metodo sono davvero necessarie. </text:span><text:span text:style-name="T33">Prima di avviare il ciclo che richiama in sequenza i quattro metodi vengono inviati a tutti i processi gli array contenenti: ‘x’, ‘y’, ‘vx’ </text:span><text:span text:style-name="T36">e</text:span><text:span text:style-name="T33"> ‘vy’ che sono i valori utili per i primi due metodi. Una volta avviato il ciclo è sufficiente che vengano inviati e aggiornati tra i processi solo gli array delle proprietà che sono state sovrascritte.</text:span></text:p>
      <text:p text:style-name="P22"><text:span text:style-name="T36">Nella pratica, prima dell’inizio del ciclo sul numero di step dell’algoritmo, vengono inviati dal processo zero a tutti gli altri il contenuto degli array ‘x’, ‘y’, ’vx’ e ‘vy’ di ‘particles’ tramite la funzione MPI_Bcast; per tutti gli step successivi invece le funzioni MPI chiamate non variano. </text:span><text:span text:style-name="T37">In seguito all’esecuzione ad ogni step dei metodi ‘</text:span><text:span text:style-name="T26">compute_density_pressure</text:span><text:span text:style-name="T37">’, ‘</text:span><text:span text:style-name="T26">compute_forces</text:span><text:span text:style-name="T37">’ e ‘</text:span><text:span text:style-name="T26">integrate</text:span><text:span text:style-name="T37">’ viene utilizzata la funzione MPI_Allgatherv; con coi ogni processo invia la porzione di array da lui sovrascritta e riceve l’array intero completo delle porzioni gestite dagli altri processi. Nel metodo ‘</text:span><text:span text:style-name="T26">avg_velocities</text:span><text:span text:style-name="T37">’ invece ogni processo calcola una parte del risultato finale </text:span><text:span text:style-name="T38">che viene poi sommato con gli altri risultati parziali tramite la funzione MPI_Reduce in modo da mettere a disposizione del processo zero il risultato finale.</text:span></text:p>
      <text:p text:style-name="P20"/>
      <text:h text:style-name="Heading_20_2" text:outline-level="2">Conclusioni</text:h>
      <text:p text:style-name="P3"/>
      <text:h text:style-name="Heading_20_2" text:outline-level="2">Riferimenti <text:span text:style-name="T2">b</text:span>ibliografici</text:h>
      <text:p text:style-name="P2"/>
      <text:p text:style-name="P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1075in" fo:margin-bottom="0.0638in" loext: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0.4in" fo:margin-right="0in" fo:margin-top="0in" fo:margin-bottom="0.0799in" loext:contextual-spacing="true" fo:keep-together="always" fo:text-indent="0in" style:auto-text-indent="false" style:page-number="auto" fo:background-color="transparent" style:shadow="none" fo:keep-with-next="always">
        <style:tab-stops>
          <style:tab-stop style:position="0.3in"/>
          <style:tab-stop style:position="0.6in"/>
          <style:tab-stop style:position="0.9in"/>
          <style:tab-stop style:position="1.2in"/>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la" style:family="paragraph" style:parent-style-name="Caption"/>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1" style:font-family-asian="'Droid Sans Fallback'" style:font-family-generic-asian="modern" style:font-pitch-asian="fixed" style:font-size-asian="10.5pt" style:font-name-complex="Lohit Hindi2"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2"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5-24T09:52:58.895026273</meta:creation-date>
    <meta:editing-duration>PT1H30M47S</meta:editing-duration>
    <meta:editing-cycles>73</meta:editing-cycles>
    <meta:generator>LibreOffice/6.4.7.2$Linux_X86_64 LibreOffice_project/40$Build-2</meta:generator>
    <dc:date>2023-03-12T22:57:28.239313568</dc:date>
    <meta:document-statistic meta:table-count="1" meta:image-count="0" meta:object-count="0" meta:page-count="3" meta:paragraph-count="55" meta:word-count="914" meta:character-count="5900" meta:non-whitespace-character-count="5023"/>
  </office:meta>
</office:document-meta>
</file>